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Règles du jeu pour la dictée</text:p>
          </draw:text-box>
        </draw:frame>
        <draw:frame presentation:style-name="pr1" draw:layer="layout" svg:width="29.972cm" svg:height="4.306cm" svg:x="1.536cm" svg:y="14.49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pas de chiffres arabes sauf pour les années</text:p>
              </text:list-item>
              <text:list-item>
                <text:p>en fin de ligne, couper les mots après une syllabe : ca|tas|tro|phe, et non cat|ast|rophe</text:p>
              </text:list-item>
              <text:list-item>
                <text:p>attention à la forme des accents :</text:p>
                <text:p>é è ê ë, et pas ě ĕ ȇ ē ė ẽ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1T07:36:19.864348179</meta:creation-date>
    <meta:editing-duration>PT20M26S</meta:editing-duration>
    <meta:editing-cycles>6</meta:editing-cycles>
    <meta:generator>LibreOffice/6.0.7.3$Linux_X86_64 LibreOffice_project/00m0$Build-3</meta:generator>
    <dc:title>Vivid</dc:title>
    <dc:date>2020-08-31T21:38:56.079143882</dc:date>
    <meta:document-statistic meta:object-count="51"/>
  </office:meta>
</office:document-meta>
</file>